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lwg Typo" svg:font-family="'Tlwg Typo'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able_20_Contents">
      <style:text-properties style:font-name="Tlwg Typo" officeooo:rsid="001258d4" officeooo:paragraph-rsid="001258d4"/>
    </style:style>
    <style:style style:name="P2" style:family="paragraph" style:parent-style-name="Table_20_Contents">
      <style:paragraph-properties fo:text-align="center" style:justify-single-word="false"/>
      <style:text-properties style:font-name="Tlwg Typo" officeooo:rsid="001258d4" officeooo:paragraph-rsid="001258d4"/>
    </style:style>
    <style:style style:name="P3" style:family="paragraph" style:parent-style-name="Table_20_Contents">
      <style:paragraph-properties fo:text-align="end" style:justify-single-word="false"/>
      <style:text-properties style:font-name="Tlwg Typo" officeooo:rsid="001258d4" officeooo:paragraph-rsid="001258d4"/>
    </style:style>
    <style:style style:name="P4" style:family="paragraph" style:parent-style-name="Text_20_body">
      <style:text-properties style:font-name="Laksaman" officeooo:rsid="001258d4" officeooo:paragraph-rsid="0013374e"/>
    </style:style>
    <style:style style:name="P5" style:family="paragraph" style:parent-style-name="Text_20_body">
      <style:text-properties style:font-name="Laksaman" officeooo:rsid="001258d4" officeooo:paragraph-rsid="001258d4"/>
    </style:style>
    <style:style style:name="P6" style:family="paragraph" style:parent-style-name="Text_20_body">
      <style:text-properties style:font-name="Laksaman" officeooo:rsid="001b406b" officeooo:paragraph-rsid="001b406b"/>
    </style:style>
    <style:style style:name="P7" style:family="paragraph" style:parent-style-name="Title">
      <style:text-properties style:font-name="Laksaman"/>
    </style:style>
    <style:style style:name="P8" style:family="paragraph" style:parent-style-name="Title">
      <style:text-properties style:font-name="Laksaman" officeooo:paragraph-rsid="001992e6"/>
    </style:style>
    <style:style style:name="P9" style:family="paragraph" style:parent-style-name="Text_20_body">
      <style:paragraph-properties fo:break-before="page"/>
      <style:text-properties officeooo:paragraph-rsid="001258d4"/>
    </style:style>
    <style:style style:name="P10" style:family="paragraph" style:parent-style-name="Text_20_body">
      <style:text-properties style:font-name="Laksaman" officeooo:rsid="001b406b" officeooo:paragraph-rsid="001b406b"/>
    </style:style>
    <style:style style:name="P11" style:family="paragraph" style:parent-style-name="Text_20_body" style:list-style-name="L1">
      <style:text-properties style:font-name="Laksaman" officeooo:rsid="001b406b" officeooo:paragraph-rsid="001b406b"/>
    </style:style>
    <style:style style:name="P12" style:family="paragraph" style:parent-style-name="Text_20_body" style:list-style-name="L2">
      <style:text-properties style:font-name="Laksaman" officeooo:rsid="001b406b" officeooo:paragraph-rsid="001b406b"/>
    </style:style>
    <style:style style:name="P13" style:family="paragraph" style:parent-style-name="Text_20_body" style:list-style-name="L1">
      <style:text-properties style:font-name="Laksaman" officeooo:paragraph-rsid="0013374e"/>
    </style:style>
    <style:style style:name="P14" style:family="paragraph" style:parent-style-name="Text_20_body" style:list-style-name="L1">
      <style:text-properties style:font-name="Laksaman" officeooo:paragraph-rsid="001b406b"/>
    </style:style>
    <style:style style:name="P15" style:family="paragraph" style:parent-style-name="Text_20_body" style:list-style-name="L1">
      <style:text-properties style:font-name="Laksaman" fo:font-weight="bold" officeooo:rsid="001258d4" officeooo:paragraph-rsid="0013374e" style:font-weight-asian="bold" style:font-weight-complex="bold"/>
    </style:style>
    <style:style style:name="P16" style:family="paragraph" style:parent-style-name="Text_20_body">
      <style:paragraph-properties fo:line-height="115%"/>
      <style:text-properties style:font-name="Laksaman" fo:font-weight="bold" officeooo:rsid="001258d4" officeooo:paragraph-rsid="0013374e" style:font-weight-asian="bold" style:font-weight-complex="bold"/>
    </style:style>
    <style:style style:name="P17" style:family="paragraph" style:parent-style-name="Text_20_body">
      <style:paragraph-properties fo:line-height="115%"/>
      <style:text-properties style:font-name="Laksaman" fo:font-weight="bold" officeooo:rsid="001258d4" officeooo:paragraph-rsid="001b406b" style:font-weight-asian="bold" style:font-weight-complex="bold"/>
    </style:style>
    <style:style style:name="P18" style:family="paragraph" style:parent-style-name="Text_20_body" style:list-style-name="L1">
      <style:text-properties style:font-name="Laksaman" officeooo:rsid="001156fc" officeooo:paragraph-rsid="0013374e"/>
    </style:style>
    <style:style style:name="P19" style:family="paragraph" style:parent-style-name="Text_20_body">
      <style:text-properties style:font-name="Laksaman" style:text-underline-style="solid" style:text-underline-width="auto" style:text-underline-color="font-color" officeooo:rsid="001b406b" officeooo:paragraph-rsid="00110885"/>
    </style:style>
    <style:style style:name="P20" style:family="paragraph" style:parent-style-name="Text_20_body">
      <style:text-properties style:font-name="Laksaman" style:text-underline-style="solid" style:text-underline-width="auto" style:text-underline-color="font-color" officeooo:rsid="00110885" officeooo:paragraph-rsid="00110885"/>
    </style:style>
    <style:style style:name="P21" style:family="paragraph" style:parent-style-name="Text_20_body" style:list-style-name="L1">
      <style:text-properties officeooo:paragraph-rsid="001b406b"/>
    </style:style>
    <style:style style:name="P22" style:family="paragraph" style:parent-style-name="Text_20_body" style:list-style-name="L1">
      <style:text-properties style:font-name="Tlwg Typo" officeooo:paragraph-rsid="001b406b"/>
    </style:style>
    <style:style style:name="P23" style:family="paragraph" style:parent-style-name="Text_20_body" style:list-style-name="L2">
      <style:text-properties officeooo:paragraph-rsid="001d2aa7"/>
    </style:style>
    <style:style style:name="P24" style:family="paragraph" style:parent-style-name="Text_20_body" style:list-style-name="L1">
      <style:paragraph-properties fo:break-before="page"/>
      <style:text-properties style:font-name="Laksaman" officeooo:paragraph-rsid="001b406b"/>
    </style:style>
    <style:style style:name="P25" style:family="paragraph" style:parent-style-name="Text_20_body" style:list-style-name="L1">
      <style:paragraph-properties fo:break-before="page"/>
      <style:text-properties style:font-name="Laksaman" officeooo:rsid="001258d4" officeooo:paragraph-rsid="001b406b"/>
    </style:style>
    <style:style style:name="P26" style:family="paragraph" style:parent-style-name="Text_20_body">
      <style:paragraph-properties fo:break-before="page"/>
      <style:text-properties style:font-name="Laksaman" style:text-underline-style="solid" style:text-underline-width="auto" style:text-underline-color="font-color" officeooo:rsid="00110885" officeooo:paragraph-rsid="00110885"/>
    </style:style>
    <style:style style:name="T1" style:family="text">
      <style:text-properties officeooo:rsid="001992e6"/>
    </style:style>
    <style:style style:name="T2" style:family="text">
      <style:text-properties officeooo:rsid="00110885"/>
    </style:style>
    <style:style style:name="T3" style:family="text">
      <style:text-properties style:font-name="Laksaman"/>
    </style:style>
    <style:style style:name="T4" style:family="text">
      <style:text-properties style:font-name="Laksaman" officeooo:rsid="001b406b"/>
    </style:style>
    <style:style style:name="T5" style:family="text">
      <style:text-properties style:font-name="Laksaman" officeooo:rsid="001258d4"/>
    </style:style>
    <style:style style:name="T6" style:family="text">
      <style:text-properties style:font-name="Laksaman" officeooo:rsid="001d2aa7"/>
    </style:style>
    <style:style style:name="T7" style:family="text">
      <style:text-properties officeooo:rsid="001156f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1258d4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officeooo:rsid="001f0357"/>
    </style:style>
    <style:style style:name="T12" style:family="text">
      <style:text-properties officeooo:rsid="001258d4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258d4" style:font-weight-asian="bold" style:font-weight-complex="bold"/>
    </style:style>
    <style:style style:name="T15" style:family="text">
      <style:text-properties officeooo:rsid="001b406b"/>
    </style:style>
    <style:style style:name="T16" style:family="text">
      <style:text-properties fo:font-weight="normal" officeooo:rsid="001b406b" style:font-weight-asian="normal" style:font-weight-complex="normal"/>
    </style:style>
    <style:style style:name="T17" style:family="text">
      <style:text-properties officeooo:rsid="001d2aa7"/>
    </style:style>
    <style:style style:name="T18" style:family="text">
      <style:text-properties officeooo:rsid="001e0db8"/>
    </style:style>
    <style:style style:name="T19" style:family="text">
      <style:text-properties officeooo:rsid="001f0357"/>
    </style:style>
    <style:style style:name="T20" style:family="text">
      <style:text-properties officeooo:rsid="00212174"/>
    </style:style>
    <style:style style:name="T21" style:family="text">
      <style:text-properties officeooo:rsid="002161d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8">LDB</text:p>
      <text:p text:style-name="P8">Exercices</text:p>
      <text:p text:style-name="P8"/>
      <text:p text:style-name="P8">Tables <text:span text:style-name="T2">simples</text:span></text:p>
      <text:p text:style-name="Subtitle">Insertions</text:p>
      <text:p text:style-name="P9"><text:span text:style-name="T3">Nous </text:span><text:span text:style-name="T4">avons</text:span><text:span text:style-name="T3"> modélis</text:span><text:span text:style-name="T4">é</text:span><text:span text:style-name="T3"> différentes tables, dans le but de se familiariser avec les champs, leur nommage et leur type. </text:span></text:p>
      <text:p text:style-name="P5"/>
      <text:p text:style-name="P6">Nous allons maintenant tester nos structures en y insérant des données</text:p>
      <text:p text:style-name="P4"/>
      <text:p text:style-name="P4">Vous devez <text:span text:style-name="T15">insérer </text:span>les données suivantes:</text:p>
      <text:list xml:id="list3357002729" text:style-name="L1">
        <text:list-item>
          <text:p text:style-name="P15">Pour un site sur le cinéma:</text:p>
          <text:list>
            <text:list-header>
              <text:p text:style-name="P13"><text:span text:style-name="T15">Les 10 films (et leurs </text:span><text:span text:style-name="T20">2</text:span><text:span text:style-name="T15"> premiers acteurs) de cette liste: </text:span><text:a xlink:type="simple" xlink:href="https://www.thetoptens.com/best-movies/" text:style-name="Internet_20_link" text:visited-style-name="Visited_20_Internet_20_Link">https://www.thetoptens.com/best-movies/</text:a></text:p>
              <text:p text:style-name="P13"/>
            </text:list-header>
          </text:list>
        </text:list-item>
        <text:list-item>
          <text:p text:style-name="P13"><text:span text:style-name="T14">Pour une librairies:</text:span><text:span text:style-name="T12"> des l</text:span><text:span text:style-name="T7">ivres &amp; </text:span><text:span text:style-name="T12">des </text:span><text:span text:style-name="T7">auteurs, </text:span></text:p>
          <text:list>
            <text:list-header>
              <text:p text:style-name="P11">Vos 5 ouvrages préférés</text:p>
              <text:p text:style-name="P11"/>
            </text:list-header>
          </text:list>
        </text:list-item>
        <text:list-item>
          <text:p text:style-name="P18"><text:span text:style-name="T14">Pour un blog:</text:span><text:span text:style-name="T12"> des articles &amp; des éditeurs</text:span></text:p>
          <text:list>
            <text:list-header>
              <text:p text:style-name="P11">Les 5 premiers articles du blog:</text:p>
              <text:p text:style-name="P18"><text:a xlink:type="simple" xlink:href="https://tympanus.net/codrops/category/articles/" text:style-name="Internet_20_link" text:visited-style-name="Visited_20_Internet_20_Link">https://tympanus.net/codrops/category/articles/</text:a></text:p>
              <text:p text:style-name="P18"/>
            </text:list-header>
          </text:list>
        </text:list-item>
        <text:list-item>
          <text:p text:style-name="P13"><text:span text:style-name="T14">Pour un site de transport:</text:span><text:span text:style-name="T12"> </text:span></text:p>
          <text:list>
            <text:list-header>
              <text:p text:style-name="P13"><text:span text:style-name="T15">Les pays et villes impliquées dans le t</text:span>ransport <text:span text:style-name="T15">de </text:span>matière fissile entre les 4 centres de recherche et les 5 centrales nucléaire<text:span text:style-name="T15">s</text:span> de la communauté européene de l'énergie atomique</text:p>
              <text:p text:style-name="P13"/>
            </text:list-header>
          </text:list>
        </text:list-item>
      </text:list>
      <text:p text:style-name="P16"/>
      <text:list xml:id="list133119659739833" text:continue-numbering="true" text:style-name="L1">
        <text:list-item>
          <text:p text:style-name="P24"><text:span text:style-name="T14">Pour une site de traducteurs </text:span><text:span text:style-name="T10">et</text:span><text:span text:style-name="T14"> d'historiens:</text:span><text:span text:style-name="T12"> </text:span></text:p>
          <text:list>
            <text:list-header>
              <text:p text:style-name="P14"><text:span text:style-name="T15">L</text:span><text:span text:style-name="T12">es </text:span><text:span text:style-name="T15">8240</text:span><text:span text:style-name="T12"> langues du monde, </text:span><text:span text:style-name="T15">dans le fichier </text:span></text:p>
              <text:list>
                <text:list-header>
                  <text:p text:style-name="P14"><text:a xlink:type="simple" xlink:href="https://iso639-3.sil.org/code_tables/download_tables" text:style-name="Internet_20_link" text:visited-style-name="Visited_20_Internet_20_Link">iso-639-3_Name_Index_20220311.tab</text:a></text:p>
                  <text:p text:style-name="P14"/>
                </text:list-header>
              </text:list>
            </text:list-header>
          </text:list>
        </text:list-item>
        <text:list-item>
          <text:p text:style-name="P13"><text:span text:style-name="T14">Pour un magasin en ligne:</text:span><text:span text:style-name="T12"> </text:span></text:p>
          <text:list>
            <text:list-header>
              <text:p text:style-name="P11">Un client, vous même et les 5 produits que vous voudriez acheter</text:p>
              <text:p text:style-name="P11"/>
            </text:list-header>
          </text:list>
        </text:list-item>
        <text:list-item>
          <text:p text:style-name="P13"><text:span text:style-name="T14">Pour un hopital: </text:span><text:span text:style-name="T16">rien du tout</text:span></text:p>
        </text:list-item>
      </text:list>
      <text:p text:style-name="P17"/>
      <text:list xml:id="list133119943279869" text:continue-numbering="true" text:style-name="L1">
        <text:list-item>
          <text:p text:style-name="P25"><text:span text:style-name="T13">Pour une école:</text:span> </text:p>
          <text:list>
            <text:list-header>
              <text:p text:style-name="P21"><text:span text:style-name="T4">Les </text:span><text:span text:style-name="T5">étudiants </text:span><text:span text:style-name="T4">de cette classe</text:span><text:span text:style-name="T5"> &amp; </text:span><text:span text:style-name="T4">l</text:span><text:span text:style-name="T5">es cours </text:span><text:span text:style-name="T4">que vous suivez (ZAT, OMB, DTA, LBA, LDB, LPB, ZAD)</text:span></text:p>
            </text:list-header>
          </text:list>
        </text:list-item>
      </text:list>
      <text:p text:style-name="P6"/>
      <text:list xml:id="list13312025204077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2">AKOFOVI Alexsandre</text:p>
                    </text:list-item>
                    <text:list-item>
                      <text:p text:style-name="P22">ALMEIDA PEREIRA Paulo Alexandre</text:p>
                    </text:list-item>
                    <text:list-item>
                      <text:p text:style-name="P22">ARSLAN Ninos</text:p>
                    </text:list-item>
                    <text:list-item>
                      <text:p text:style-name="P22">AVRAMOVIC Nikola</text:p>
                    </text:list-item>
                    <text:list-item>
                      <text:p text:style-name="P22">DALIGAULT Clément</text:p>
                    </text:list-item>
                    <text:list-item>
                      <text:p text:style-name="P22">D'HAVÉ Laura</text:p>
                    </text:list-item>
                    <text:list-item>
                      <text:p text:style-name="P22">DIALLO Mamadou Lamine</text:p>
                    </text:list-item>
                    <text:list-item>
                      <text:p text:style-name="P22">HABOULA Ali</text:p>
                    </text:list-item>
                    <text:list-item>
                      <text:p text:style-name="P22">HALLOU Lisa</text:p>
                    </text:list-item>
                    <text:list-item>
                      <text:p text:style-name="P22">JACOBS Julien</text:p>
                    </text:list-item>
                    <text:list-item>
                      <text:p text:style-name="P22">KISALU Allan</text:p>
                    </text:list-item>
                    <text:list-item>
                      <text:p text:style-name="P22">LAMBEAU Ethan</text:p>
                    </text:list-item>
                    <text:list-item>
                      <text:p text:style-name="P22">MASSON Alessandro</text:p>
                    </text:list-item>
                    <text:list-item>
                      <text:p text:style-name="P22">TAHRI Adil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20"/>
      <text:p text:style-name="P26">Pour chaque exercice, il faut </text:p>
      <text:list xml:id="list2978232007" text:style-name="L2">
        <text:list-item>
          <text:p text:style-name="P12">Utiliser phpMyAdmin pour insérer les données une par une</text:p>
        </text:list-item>
        <text:list-item>
          <text:p text:style-name="P12">Se familiariser avec la structure d'une requête INSERT INTO</text:p>
        </text:list-item>
        <text:list-item>
          <text:p text:style-name="P23"><text:span text:style-name="T6">Noter dans un fichier (texte, doc, e-mail) les problèmes, les surprises, les questions rencontrés lors des insertions, </text:span></text:p>
        </text:list-item>
        <text:list-item>
          <text:p text:style-name="P23"><text:span text:style-name="T6">Noter TOUS les changements apportés à vos table (nouveau champs, type de champs, obligatoire ou pas, etc..</text:span></text:p>
        </text:list-item>
      </text:list>
      <text:p text:style-name="P6"/>
      <text:p text:style-name="P6"><text:span text:style-name="T9">Concernant les 8240 insertions de l'exercice 5,</text:span> utilise<text:span text:style-name="T19">z</text:span> vos connaissances en excel et dans d'autres outils pour générer les 8240 requêtes, avant de les <text:span text:style-name="T8">insérer </text:span><text:span text:style-name="T11">en une seule foi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lwg Typo" svg:font-family="'Tlwg Typo'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6.6931in" table:align="margins"/>
    </style:style>
    <style:style style:name="Footer.A" style:family="table-column">
      <style:table-column-properties style:column-width="2.2313in" style:rel-column-width="21845*"/>
    </style:style>
    <style:style style:name="Footer.1" style:family="table-row">
      <style:table-row-properties style:min-row-height="0.2472in"/>
    </style:style>
    <style:style style:name="Footer.A1" style:family="table-cell">
      <style:table-cell-properties style:writing-mode="page"/>
    </style:style>
    <style:style style:name="MP1" style:family="paragraph" style:parent-style-name="Table_20_Contents">
      <style:text-properties style:font-name="Tlwg Typo" officeooo:rsid="001258d4" officeooo:paragraph-rsid="001258d4"/>
    </style:style>
    <style:style style:name="MP2" style:family="paragraph" style:parent-style-name="Table_20_Contents">
      <style:paragraph-properties fo:text-align="center" style:justify-single-word="false"/>
      <style:text-properties style:font-name="Tlwg Typo" officeooo:rsid="001258d4" officeooo:paragraph-rsid="001258d4"/>
    </style:style>
    <style:style style:name="MP3" style:family="paragraph" style:parent-style-name="Table_20_Contents">
      <style:paragraph-properties fo:text-align="end" style:justify-single-word="false"/>
      <style:text-properties style:font-name="Tlwg Typo" officeooo:rsid="001258d4" officeooo:paragraph-rsid="001258d4"/>
    </style:style>
    <style:style style:name="MT1" style:family="text">
      <style:text-properties officeooo:rsid="002161d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Footer" table:style-name="Footer">
          <table:table-column table:style-name="Footer.A" table:number-columns-repeated="3"/>
          <table:table-row table:style-name="Footer.1">
            <table:table-cell table:style-name="Footer.A1" office:value-type="string">
              <text:p text:style-name="MP1">Sammy Dieleman</text:p>
            </table:table-cell>
            <table:table-cell table:style-name="Footer.A1" office:value-type="string">
              <text:p text:style-name="MP2">LDB</text:p>
            </table:table-cell>
            <table:table-cell table:style-name="Footer.A1" office:value-type="string">
              <text:p text:style-name="MP3">v<text:span text:style-name="MT1">3</text:span>-2022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23:11:49.546170898</meta:creation-date>
    <dc:date>2022-04-04T13:30:51.144189238</dc:date>
    <meta:editing-duration>PT1H29M4S</meta:editing-duration>
    <meta:editing-cycles>15</meta:editing-cycles>
    <meta:generator>LibreOffice/6.4.7.2$Linux_X86_64 LibreOffice_project/40$Build-2</meta:generator>
    <meta:document-statistic meta:table-count="1" meta:image-count="0" meta:object-count="0" meta:page-count="5" meta:paragraph-count="47" meta:word-count="327" meta:character-count="1975" meta:non-whitespace-character-count="1712"/>
  </office:meta>
</office:document-meta>
</file>